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font-size="12.0pt" fo:font-size-asian="12.0pt" fo:font-size-complex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mage de la méthode applySpecificOverlapRuleAndTryToReverse…, suppression des me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it et divisier le commit restant en 2 (Charles, Aymeric)</text:p>
        </text:list-item>
        <text:list-item>
          <text:p text:style-name="P3">Création et écriture de tests dans notre jeu (Charles)</text:p>
        </text:list-item>
      </text:list>
      <text:p text:style-name="P2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09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en cours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en cours)</text:p>
        </text:list-item>
      </text:list>
      <text:p text:style-name="P2"/>
      <text:p text:style-name="P2">08/01/2016</text:p>
      <text:list text:style-name="L1">
        <text:list-item>
          <text:p text:style-name="P3"><text:span text:style-name="T2"/><text:a xlink:type="simple" xlink:href="https://github.com/DamienCassou/lille-game-framework/pull/83"><text:span text:style-name="T2">#83</text:span></text:a><text:s/>fix bug of MoveStrategyKeyboard8Dir (en cours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